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font-size="14pt" style:font-size-asian="14pt" style:font-size-complex="14pt" fo:language="en" fo:country="GB"/>
    </style:style>
    <style:style style:name="P2" style:parent-style-name="Normal" style:family="paragraph">
      <style:text-properties fo:language="en" fo:country="GB"/>
    </style:style>
    <style:style style:name="P3" style:parent-style-name="Normal" style:family="paragraph">
      <style:text-properties fo:language="en" fo:country="GB"/>
    </style:style>
    <style:style style:name="T4" style:parent-style-name="DefaultParagraphFont" style:family="text">
      <style:text-properties fo:language="en" fo:country="GB"/>
    </style:style>
    <style:style style:name="T5" style:parent-style-name="DefaultParagraphFont" style:family="text">
      <style:text-properties fo:language="en" fo:country="GB"/>
    </style:style>
    <style:style style:name="T6" style:parent-style-name="DefaultParagraphFont" style:family="text">
      <style:text-properties fo:language="en" fo:country="GB"/>
    </style:style>
    <style:style style:name="T7" style:parent-style-name="DefaultParagraphFont" style:family="text">
      <style:text-properties fo:language="en" fo:country="GB"/>
    </style:style>
  </office:automatic-styles>
  <office:body>
    <office:text text:use-soft-page-breaks="true">
      <text:p text:style-name="P1">WEEK 2: Unnamed<text:tab/><text:tab/><text:tab/>Author: Shreshth Khosla (Intern)</text:p>
      <text:p text:style-name="P2"/>
      <text:p text:style-name="P3">20.03.2023</text:p>
      <text:p text:style-name="Normal"><text:span text:style-name="T4">Today, we started the process of fixing the 3D printer by receiving the Stepper motor that was delivered. During our examination from the previous day, we found out that the extruder's stepper motor was not working properly. Therefore, we disassembled the entire mechanism and changed the motor. To make sure that we could properly reassemble the printer, we took pictures while disassembling. It took us some time to figure out the proper way to reassemble the printer. After we fixed the initial issue, we tried a test print by following the instructions and setting the printer to collaboration mode. However, we ran into another issue where the stepper motor did not feed in the filament. The reason for this could be that the new motor had a different pinout compared to the old one.<text:s/></text:span>We plan to work on resolving this issue tomorrow.</text:p>
      <text:p text:style-name="Normal"/>
      <text:p text:style-name="Normal">21.03.2023</text:p>
      <text:p text:style-name="Normal"><text:span text:style-name="T5">Our troubleshooting process began with examining the wiring and pin arrangements of the new motor. After some investigation, we determined that the pinouts were identical, eliminating one possible cause of the issue. Next, we<text:s/></text:span><text:span text:style-name="T6">investigated</text:span><text:span text:style-name="T7"><text:s/>the extruder component and realized that it had been fastened too tightly, which prevented the motor from rotating and impeded proper extruder feeding. We rectified this problem and made another attempt at a test print, but it was still unsuccessful. We noticed that the nozzle was shaking excessively, causing the print to be unstable. Upon examining the nozzle, we discovered that it was not correctly positioned and was heavily soiled, prompting us to replace it with a new one. We took several pictures and videos of the wire connection before removing the old nozzle to ensure that we could properly reinstall the new one. Finally, we installed the new nozzle correctly this ti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hreshth</meta:initial-creator>
    <dc:creator>Shreshth</dc:creator>
    <meta:creation-date>2023-03-20T20:09:00Z</meta:creation-date>
    <dc:date>2023-03-23T09:36:00Z</dc:date>
    <meta:template xlink:href="Normal" xlink:type="simple"/>
    <meta:editing-cycles>2</meta:editing-cycles>
    <meta:editing-duration>PT0S</meta:editing-duration>
    <meta:document-statistic meta:page-count="1" meta:paragraph-count="3" meta:word-count="251" meta:character-count="1836" meta:row-count="13" meta:non-whitespace-character-count="1588"/>
  </office:meta>
</office:document-meta>
</file>